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23cm" fo:min-width="24.138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0.799cm" fo:min-width="15.121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1.782cm" fo:min-width="6.739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1.655cm" fo:min-width="6.7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3465a4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38cm" svg:height="12.573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621cm" svg:height="11.049cm" svg:x="2.143cm" svg:y="2.14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9cm" svg:height="2.032cm" svg:x="18.272cm" svg:y="2.14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9cm" svg:height="2.032cm" svg:x="18.272cm" svg:y="4.42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39cm" svg:height="1.905cm" svg:x="18.272cm" svg:y="6.71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9cm" svg:height="2.032cm" svg:x="18.272cm" svg:y="8.874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39cm" svg:height="2.032cm" svg:x="18.272cm" svg:y="11.16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8-28T19:30:51.155989905</dc:date>
    <meta:editing-duration>PT14M13S</meta:editing-duration>
    <meta:editing-cycles>2</meta:editing-cycles>
    <meta:generator>LibreOffice/6.4.7.2$Linux_X86_64 LibreOffice_project/40$Build-2</meta:generator>
    <meta:document-statistic meta:object-count="7"/>
  </office:meta>
</office:document-meta>
</file>